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13059c" officeooo:paragraph-rsid="0013059c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style:font-name-asian="Times New Roman1" style:font-size-asian="10pt" style:font-name-complex="Courier New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/>
    </style:style>
    <style:style style:name="P13" style:family="paragraph" style:parent-style-name="Text_20_body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.1665in" loext:contextual-spacing="false" fo:line-height="100%"/>
    </style:style>
    <style:style style:name="P15" style:family="paragraph" style:parent-style-name="HTML_20_Preformatted">
      <style:text-properties fo:language="en" fo:country="US"/>
    </style:style>
    <style:style style:name="P16" style:family="paragraph" style:parent-style-name="HTML_20_Preformatted">
      <style:text-properties officeooo:paragraph-rsid="00173f5f"/>
    </style:style>
    <style:style style:name="P17" style:family="paragraph" style:parent-style-name="HTML_20_Preformatted">
      <style:paragraph-properties fo:padding-left="0in" fo:padding-right="0in" fo:padding-top="0in" fo:padding-bottom="0.0138in" fo:border-left="none" fo:border-right="none" fo:border-top="none" fo:border-bottom="0.74pt solid #00000a"/>
    </style:style>
    <style:style style:name="P18" style:family="paragraph" style:parent-style-name="HTML_20_Preformatted">
      <style:paragraph-properties fo:margin-left="0.4917in" fo:margin-right="0in" fo:text-indent="0in" style:auto-text-indent="false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20" style:family="paragraph" style:parent-style-name="Standard" style:list-style-name="WWNum1">
      <style:paragraph-properties fo:margin-top="0.1945in" fo:margin-bottom="0.1945in" loext:contextual-spacing="false" fo:line-height="100%"/>
    </style:style>
    <style:style style:name="P21" style:family="paragraph" style:parent-style-name="Text_20_body">
      <style:text-properties officeooo:rsid="001640e2" officeooo:paragraph-rsid="001640e2"/>
    </style:style>
    <style:style style:name="P22" style:family="paragraph" style:parent-style-name="Text_20_body">
      <style:text-properties officeooo:rsid="0017e5f8" officeooo:paragraph-rsid="0017e5f8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6" style:family="text">
      <style:text-properties style:font-name="Courier New" fo:font-size="10pt" style:font-name-asian="Times New Roman1" style:font-size-asian="10pt" style:font-name-complex="Courier New1"/>
    </style:style>
    <style:style style:name="T7" style:family="text">
      <style:text-properties style:font-name="Courier New" fo:font-size="10pt" style:font-name-asian="Times New Roman1" style:font-size-asian="10pt" style:font-name-complex="Courier New1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3059c"/>
    </style:style>
    <style:style style:name="T10" style:family="text">
      <style:text-properties fo:language="en" fo:country="US" officeooo:rsid="00146a9a"/>
    </style:style>
    <style:style style:name="T11" style:family="text">
      <style:text-properties fo:language="en" fo:country="US" officeooo:rsid="00173f5f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еш можно отключить в админке на странице <text:span text:style-name="Emphasis">System/Cache Management</text:span></text:p>
      <text:p text:style-name="P8"/>
      <text:p text:style-name="P6"><text:span text:style-name="T2">Создание модуля </text:span><text:span text:style-name="T4">Magento:</text:span></text:p>
      <text:p text:style-name="P9"/>
      <text:p text:style-name="P6"><text:span text:style-name="T2">1.</text:span><text:span text:style-name="T1"> <text:s/>Создать директорию </text:span><text:span text:style-name="T5">/app/code/local/DS/News</text:span><text:span text:style-name="T1"> </text:span></text:p>
      <text:p text:style-name="P6"><text:span text:style-name="T2">2.</text:span><text:span text:style-name="T1"> <text:s/>Создать файл </text:span><text:span text:style-name="T5">etc/config.xml</text:span></text:p>
      <text:p text:style-name="P11">&lt;?xml version="1.0" ?&gt;</text:p>
      <text:p text:style-name="P11">&lt;config&gt;</text:p>
      <text:p text:style-name="P7"><text:span text:style-name="T6"><text:s text:c="4"/></text:span><text:span text:style-name="T7">&lt;modules&gt;</text:span></text:p>
      <text:p text:style-name="P7"><text:span text:style-name="T6"><text:s text:c="8"/></text:span><text:span text:style-name="T7">&lt;DS_News&gt;</text:span></text:p>
      <text:p text:style-name="P7"><text:span text:style-name="T6"><text:s text:c="12"/></text:span><text:span text:style-name="T7">&lt;version&gt;</text:span><text:span text:style-name="T6">0.0.1</text:span><text:span text:style-name="T7">&lt;/version&gt;</text:span></text:p>
      <text:p text:style-name="P7"><text:span text:style-name="T6"><text:s text:c="8"/></text:span><text:span text:style-name="T7">&lt;/DS_News&gt;</text:span></text:p>
      <text:p text:style-name="P7"><text:span text:style-name="T6"><text:s text:c="4"/></text:span><text:span text:style-name="T7">&lt;/modules&gt;</text:span></text:p>
      <text:p text:style-name="P11">&lt;/config&gt;</text:p>
      <text:p text:style-name="P9"/>
      <text:p text:style-name="P8">Общая структура конфигурации модуля :</text:p>
      <text:p text:style-name="HTML_20_Preformatted"><text:span text:style-name="tag">&lt;</text:span><text:span text:style-name="title">config</text:span><text:span text:style-name="tag">&gt;</text:span><text:line-break/><text:span text:style-name="HTML_20_Code"> <text:s text:c="3"/></text:span><text:span text:style-name="tag">&lt;</text:span><text:span text:style-name="title">modules</text:span><text:span text:style-name="tag">&gt;</text:span><text:span text:style-name="HTML_20_Code">.................</text:span><text:span text:style-name="tag">&lt;/</text:span><text:span text:style-name="title">modules</text:span><text:span text:style-name="tag">&gt;</text:span><text:line-break/><text:span text:style-name="HTML_20_Code"> <text:s text:c="3"/></text:span><text:span text:style-name="tag">&lt;</text:span><text:span text:style-name="title">frontend</text:span><text:span text:style-name="tag">&gt;</text:span></text:p>
      <text:p text:style-name="P18"><text:span text:style-name="tag"><text:span text:style-name="T8"><text:s/></text:span></text:span><text:bookmark-start text:name="__DdeLink__1142_579879794"/><text:span text:style-name="Source_20_Text"><text:span text:style-name="T11">&lt;routers&gt;</text:span></text:span><text:bookmark-end text:name="__DdeLink__1142_579879794"/></text:p>
      <text:p text:style-name="P18"><text:span text:style-name="Source_20_Text"><text:span text:style-name="T11"><text:s/>&lt;events&gt;</text:span></text:span></text:p>
      <text:p text:style-name="P18"><text:span text:style-name="Source_20_Text"><text:span text:style-name="T11"><text:s/>&lt;layout&gt;</text:span></text:span></text:p>
      <text:p text:style-name="P18"><text:span text:style-name="Source_20_Text"><text:span text:style-name="T11"><text:s/>&lt;translate&gt;</text:span></text:span></text:p>
      <text:p text:style-name="HTML_20_Preformatted"><text:span text:style-name="tag"><text:span text:style-name="T8"><text:s text:c="4"/></text:span></text:span><text:span text:style-name="tag">&lt;/</text:span><text:span text:style-name="title">frontend</text:span><text:span text:style-name="tag">&gt;</text:span><text:line-break/><text:span text:style-name="HTML_20_Code"> <text:s text:c="3"/></text:span><text:span text:style-name="tag">&lt;</text:span><text:span text:style-name="title">adminhtml</text:span><text:span text:style-name="tag">&gt;</text:span></text:p>
      <text:p text:style-name="HTML_20_Preformatted"><text:span text:style-name="HTML_20_Code"><text:span text:style-name="T8"><text:s text:c="4"/><text:tab/></text:span></text:span><text:span text:style-name="HTML_20_Code"><text:span text:style-name="T10">layout translate</text:span></text:span></text:p>
      <text:p text:style-name="HTML_20_Preformatted"><text:span text:style-name="tag"><text:span text:style-name="T8"><text:s text:c="4"/></text:span></text:span><text:span text:style-name="tag">&lt;/</text:span><text:span text:style-name="title">adminhtml</text:span><text:span text:style-name="tag">&gt;</text:span><text:line-break/><text:span text:style-name="HTML_20_Code"> <text:s text:c="3"/></text:span><text:span text:style-name="tag">&lt;</text:span><text:span text:style-name="title">global</text:span><text:span text:style-name="tag">&gt;</text:span></text:p>
      <text:p text:style-name="HTML_20_Preformatted"><text:span text:style-name="HTML_20_Code"><text:s text:c="4"/><text:tab/></text:span><text:span text:style-name="hljs-comment"><text:span text:style-name="T8">&lt;models&gt;&lt;/models&gt;</text:span></text:span></text:p>
      <text:p text:style-name="HTML_20_Preformatted"><text:span text:style-name="hljs-comment"><text:span text:style-name="T8"><text:tab/>&lt;blocks&gt;&lt;/blocks&gt;</text:span></text:span></text:p>
      <text:p text:style-name="HTML_20_Preformatted"><text:span text:style-name="hljs-comment"><text:span text:style-name="T8"><text:tab/>&lt;helpers&gt;&lt;/helpers&gt;</text:span></text:span></text:p>
      <text:p text:style-name="HTML_20_Preformatted"><text:span text:style-name="hljs-comment"><text:span text:style-name="T8"><text:tab/>&lt;resour</text:span></text:span><text:span text:style-name="hljs-comment"><text:span text:style-name="T9">c</text:span></text:span><text:span text:style-name="hljs-comment"><text:span text:style-name="T8">es&gt;&lt;/resour</text:span></text:span><text:span text:style-name="hljs-comment"><text:span text:style-name="T9">c</text:span></text:span><text:span text:style-name="hljs-comment"><text:span text:style-name="T8">es&gt;</text:span></text:span></text:p>
      <text:p text:style-name="HTML_20_Preformatted"><text:span text:style-name="hljs-comment"><text:span text:style-name="T8"><text:tab/>&lt;url_rewrite&gt;&lt;/url_rewrite &gt;</text:span></text:span></text:p>
      <text:p text:style-name="HTML_20_Preformatted"><text:span text:style-name="hljs-comment"><text:span text:style-name="T8"><text:tab/>&lt;request_rewrite&gt;&lt;/request_rewrite&gt;</text:span></text:span></text:p>
      <text:p text:style-name="HTML_20_Preformatted"><text:span text:style-name="hljs-comment"><text:span text:style-name="T8"><text:tab/>&lt;cache&gt;&lt;/cache&gt;</text:span></text:span></text:p>
      <text:p text:style-name="HTML_20_Preformatted"><text:span text:style-name="hljs-comment"><text:span text:style-name="T8"><text:tab/>&lt;session&gt;&lt;/session&gt;</text:span></text:span></text:p>
      <text:p text:style-name="HTML_20_Preformatted"><text:span text:style-name="hljs-comment"><text:span text:style-name="T8"><text:tab/>&lt;request&gt;&lt;/request&gt;</text:span></text:span></text:p>
      <text:p text:style-name="HTML_20_Preformatted"><text:span text:style-name="HTML_20_Code"><text:span text:style-name="T8"><text:tab/>&lt;template&gt;&lt;/template&gt;</text:span></text:span></text:p>
      <text:p text:style-name="HTML_20_Preformatted"><text:span text:style-name="HTML_20_Code"><text:span text:style-name="T8"><text:tab/>&lt;log&gt;&lt;/log&gt;</text:span></text:span></text:p>
      <text:p text:style-name="HTML_20_Preformatted"><text:span text:style-name="HTML_20_Code"><text:span text:style-name="T8"><text:tab/>&lt;events&gt;&lt;/events&gt;<text:tab/></text:span></text:span></text:p>
      <text:p text:style-name="HTML_20_Preformatted"><text:span text:style-name="HTML_20_Code"><text:s text:c="4"/></text:span><text:span text:style-name="tag">&lt;/</text:span><text:span text:style-name="title">global</text:span><text:span text:style-name="tag">&gt;</text:span><text:line-break/><text:span text:style-name="HTML_20_Code"> <text:s text:c="3"/></text:span><text:span text:style-name="tag">&lt;</text:span><text:span text:style-name="title">default</text:span><text:span text:style-name="tag">&gt;</text:span></text:p>
      <text:p text:style-name="HTML_20_Preformatted"><text:span text:style-name="HTML_20_Code"><text:span text:style-name="T8"><text:s text:c="4"/><text:tab/></text:span></text:span><text:span text:style-name="hljs-comment">Все касательно admin части магазина: <text:s/>макеты, переводы, обсерверы</text:span></text:p>
      <text:p text:style-name="HTML_20_Preformatted"><text:span text:style-name="HTML_20_Code"><text:span text:style-name="T8"><text:s text:c="4"/></text:span></text:span><text:span text:style-name="tag">&lt;/</text:span><text:span text:style-name="title">default</text:span><text:span text:style-name="tag">&gt;</text:span><text:line-break/><text:span text:style-name="HTML_20_Code"> <text:s text:c="3"/></text:span><text:span text:style-name="tag">&lt;</text:span><text:span text:style-name="title">crontab</text:span><text:span text:style-name="tag">&gt;</text:span><text:span text:style-name="HTML_20_Code">.................</text:span><text:span text:style-name="tag">&lt;/</text:span><text:span text:style-name="title">crontab</text:span><text:span text:style-name="tag">&gt;</text:span><text:line-break/><text:span text:style-name="HTML_20_Code"> <text:s text:c="3"/></text:span><text:span text:style-name="tag">&lt;</text:span><text:span text:style-name="title">admin</text:span><text:span text:style-name="tag">&gt;</text:span><text:span text:style-name="Стандартный_20_HTML_20_Знак"> </text:span></text:p>
      <text:p text:style-name="P16"><text:span text:style-name="Стандартный_20_HTML_20_Знак"><text:span text:style-name="T8"><text:tab/></text:span></text:span><text:span text:style-name="Source_20_Text"><text:span text:style-name="T11">&lt;routers&gt;</text:span></text:span></text:p>
      <text:p text:style-name="HTML_20_Preformatted"><text:span text:style-name="tag"><text:span text:style-name="T8"><text:s text:c="4"/></text:span></text:span><text:span text:style-name="tag">&lt;/</text:span><text:span text:style-name="title">admin</text:span><text:span text:style-name="tag">&gt;</text:span><text:line-break/><text:span text:style-name="tag">&lt;/</text:span><text:span text:style-name="title">config</text:span><text:span text:style-name="tag">&gt;</text:span></text:p>
      <text:p text:style-name="P9"/>
      <text:p text:style-name="P6"><text:span text:style-name="T2">3.</text:span><text:span text:style-name="T1"> Создать файл </text:span><text:span text:style-name="T5">DS_News.xml</text:span><text:span text:style-name="T1"> в директории </text:span><text:span text:style-name="T5">/app/etc/modules/</text:span></text:p>
      <text:p text:style-name="P11">&lt;?xml version="1.0" ?&gt;</text:p>
      <text:p text:style-name="P11">&lt;config&gt;</text:p>
      <text:p text:style-name="P7"><text:span text:style-name="T6"><text:s text:c="4"/></text:span><text:span text:style-name="T7">&lt;modules&gt;</text:span></text:p>
      <text:p text:style-name="P7"><text:span text:style-name="T6"><text:s text:c="8"/></text:span><text:span text:style-name="T7">&lt;DS_News&gt;</text:span></text:p>
      <text:p text:style-name="P7"><text:span text:style-name="T6"><text:s text:c="12"/></text:span><text:span text:style-name="T7">&lt;active&gt;</text:span><text:span text:style-name="T6">true</text:span><text:span text:style-name="T7">&lt;/active&gt;</text:span></text:p>
      <text:p text:style-name="P7"><text:span text:style-name="T6"><text:s text:c="12"/></text:span><text:span text:style-name="T7">&lt;codePool&gt;</text:span><text:span text:style-name="T6">local</text:span><text:span text:style-name="T7">&lt;/codePool&gt;</text:span></text:p>
      <text:p text:style-name="P7"><text:span text:style-name="T6"><text:s text:c="8"/></text:span><text:span text:style-name="T7">&lt;/DS_News&gt;</text:span></text:p>
      <text:p text:style-name="P7"><text:span text:style-name="T6"><text:s text:c="4"/></text:span><text:span text:style-name="T7">&lt;/modules&gt;</text:span></text:p>
      <text:p text:style-name="P11">&lt;/config&gt;</text:p>
      <text:p text:style-name="P10"/>
      <text:p text:style-name="P7"><text:soft-page-break/>В результате создания данной структуры директорий и файлов, в системе будет зарегистрирован модуль DS_News. Данный модуль можно увидеть в списке модулей в админке по пути <text:span text:style-name="Emphasis">System/Configuration/Advanced/Advanced/Disable Modules Output</text:span>.</text:p>
      <text:p text:style-name="P7"><text:line-break/>В пункте 1 создаётся директория <text:span text:style-name="Emphasis">/app/code/local/DS/News</text:span>, в которой будет храниться основной код модуля: <text:s/>модели, контроллеры, хелперы и т.д…</text:p>
      <text:list xml:id="list1984783403411859787" text:style-name="WWNum1">
        <text:list-item>
          <text:p text:style-name="P20"><text:span text:style-name="T3">Block </text:span><text:span text:style-name="T1">— классы блоков, отвечают за рендеринг страниц</text:span></text:p>
        </text:list-item>
        <text:list-item>
          <text:p text:style-name="P20"><text:span text:style-name="T3">controllers </text:span><text:span text:style-name="T1">— контроллеры принимают запросы</text:span></text:p>
        </text:list-item>
        <text:list-item>
          <text:p text:style-name="P20"><text:span text:style-name="T3">etc </text:span><text:span text:style-name="T1">— тут всякие конфигурационные файлы</text:span></text:p>
        </text:list-item>
        <text:list-item>
          <text:p text:style-name="P20"><text:span text:style-name="T3">Helper </text:span><text:span text:style-name="T1">— дополнительные классы помощники</text:span></text:p>
        </text:list-item>
        <text:list-item>
          <text:p text:style-name="P20"><text:span text:style-name="T3">Model </text:span><text:span text:style-name="T1">— модели</text:span></text:p>
        </text:list-item>
        <text:list-item>
          <text:p text:style-name="P20"><text:span text:style-name="T3">sql </text:span><text:span text:style-name="T1">— инсталяционные скрипты</text:span></text:p>
        </text:list-item>
      </text:list>
      <text:p text:style-name="P7"/>
      <text:p text:style-name="P7"><text:s/>В пункте 2 создаётся директория <text:span text:style-name="Emphasis">etc</text:span>, в которой хранятся файлы конфигурации модуля, а также создаётся основной файл конфигурации <text:span text:style-name="Emphasis">config.xml</text:span>, в котором пока указывается только версия модуля. В пункте 3 модуль регистрируется в системе.<text:line-break/><text:line-break/>По факту, для задачи регистрации модуля самым важным является пункт 3 — модуль будет показан в админке даже при отсутствии директории модуля. Название файла <text:span text:style-name="Emphasis">DS_News.xml</text:span> в директории <text:span text:style-name="Emphasis">/app/etc/modules/</text:span> тоже не является обязательным — при загрузке система парсит все XML файлы из данной директории. Это может быть удобно при разработке в случае, когда устанавливаются несколько взаимосвязанных модулей — все модули можно указать в одном XML файле.<text:line-break/><text:line-break/>Названия модуля <text:span text:style-name="Emphasis">DS_News</text:span> в xml файлах состоит из двух частей: <text:span text:style-name="Emphasis">[название директории namespace]_[название директории модуля]</text:span>. В связи с данным подходом именования, название директорий желательно составлять только из букв, и, также, важно учитывать регистр — название модуля в файлах конфигурации должно точно совпадать с названием директорий для корректной работы на *nix системах.<text:line-break/><text:line-break/>В файле <text:span text:style-name="Emphasis">/app/etc/modules/DS_News.xml</text:span> используются два тега: <text:span text:style-name="Emphasis">active</text:span> и <text:span text:style-name="Emphasis">codePool</text:span>. Первый тег отвечает за включение/отключение модуля, а второй — за местоположение в директории <text:span text:style-name="Emphasis">/app/code/</text:span>: <text:span text:style-name="Strong">core</text:span> (ядро системы), <text:span text:style-name="Strong">community</text:span> (модули, разработанные сообществом Magento) или <text:span text:style-name="Strong">local</text:span> (модули, разработанные другими разработчиками).</text:p>
      <text:p text:style-name="P7"/>
      <text:p text:style-name="P7">Подгрузка модулей довольно проста: Magento сперва грузит <text:span text:style-name="T13">app/etc/local.xml</text:span> с настройками БД, сессий, кэша и т.д., затем подгружает bootstraps модулей из <text:span text:style-name="T13">app/etc/modules/*.xml</text:span>, сортирует их с учетом зависимостей в <text:span text:style-name="T13">&lt;depends&gt;</text:span>, подгружает <text:span text:style-name="T13">app/code/*/*/*/etc/config.xml</text:span>, сливает все XML в один глобальный XML, и снова грузит app/etc/local.xml в глобальный XML, чтобы избежать утери данных из local.xml.<text:line-break/><text:line-break/>По сути, смысл всей разработки в Magento заключается в том, чтобы <text:soft-page-break/>вмешиваться в исходный код модулей ядра (или любого другого модуля) по минимуму, для этого в Magento существует несколько подходов:<text:line-break/>1) и, пожалуй, самый основной — события. Если нужно добавить/изменить какой-то существующий функционал, в большинстве случаев достаточно перехвата события.<text:line-break/>2) Rewrite класса<text:line-break/>3) Локальный overri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">app/code/core/Mage/Catalog </text:span><text:s text:c="2"/>модуль фронта</text:p>
      <text:p text:style-name="Standard"><text:span text:style-name="T8">app/code/core/Mage/Adminhtml</text:span> <text:s/>модуль бекенда</text:p>
      <text:p text:style-name="Standard"><text:soft-page-break/></text:p>
      <text:p text:style-name="Standard">Секции конфигурации модуля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оздание моделей</text:p>
      <text:p text:style-name="P11">&lt;config&gt;</text:p>
      <text:p text:style-name="P7"><text:span text:style-name="T6"><text:s text:c="8"/></text:span><text:span text:style-name="T7">&lt;modules&gt;</text:span></text:p>
      <text:p text:style-name="P7"><text:span text:style-name="T6"><text:s text:c="12"/></text:span><text:span text:style-name="T7">&lt;IGN_Siteblocks&gt;</text:span></text:p>
      <text:p text:style-name="P7"><text:span text:style-name="T6"><text:s text:c="16"/></text:span><text:span text:style-name="T7">&lt;version&gt;</text:span><text:span text:style-name="T6">1.0.0</text:span><text:span text:style-name="T7">&lt;/version&gt;</text:span></text:p>
      <text:p text:style-name="P7"><text:span text:style-name="T6"><text:s text:c="12"/></text:span><text:span text:style-name="T7">&lt;/IGN_Siteblocks&gt;</text:span></text:p>
      <text:p text:style-name="P7"><text:span text:style-name="T6"><text:s text:c="8"/></text:span><text:span text:style-name="T7">&lt;/modules&gt;</text:span></text:p>
      <text:p text:style-name="P7"><text:span text:style-name="T6"><text:s text:c="8"/></text:span><text:span text:style-name="T7">&lt;global&gt;</text:span></text:p>
      <text:p text:style-name="P7"><text:span text:style-name="T6"><text:s text:c="12"/></text:span><text:span text:style-name="T7">&lt;models&gt;</text:span></text:p>
      <text:p text:style-name="P7"><text:span text:style-name="T6"><text:s text:c="16"/></text:span><text:span text:style-name="T7">&lt;siteblocks&gt;</text:span><text:span text:style-name="T6"> </text:span><text:span text:style-name="T7">&lt;!-- Как правило тут namespace_modulename или просто modulename --&gt;</text:span></text:p>
      <text:p text:style-name="P7"><text:span text:style-name="T6"><text:s text:c="20"/></text:span><text:span text:style-name="T7">&lt;class&gt;</text:span><text:span text:style-name="T6">IGN_Siteblocks_Model</text:span><text:span text:style-name="T7">&lt;/class&gt;</text:span></text:p>
      <text:p text:style-name="P7"><text:span text:style-name="T6"><text:s text:c="20"/></text:span><text:span text:style-name="T7">&lt;resourceModel&gt;</text:span><text:span text:style-name="T6">siteblocks_resource</text:span><text:span text:style-name="T7">&lt;/resourceModel&gt;</text:span></text:p>
      <text:p text:style-name="P7"><text:span text:style-name="T6"><text:s text:c="16"/></text:span><text:span text:style-name="T7">&lt;/siteblocks&gt;</text:span></text:p>
      <text:p text:style-name="P7"><text:span text:style-name="T6"><text:s text:c="16"/></text:span><text:span text:style-name="T7">&lt;siteblocks_resource&gt;</text:span></text:p>
      <text:p text:style-name="P7"><text:span text:style-name="T6"><text:s text:c="20"/></text:span><text:span text:style-name="T7">&lt;class&gt;</text:span><text:span text:style-name="T6">IGN_Siteblocks_Resource</text:span><text:span text:style-name="T7">&lt;/class&gt;</text:span></text:p>
      <text:p text:style-name="P7"><text:span text:style-name="T6"><text:s text:c="20"/></text:span><text:span text:style-name="T7">&lt;entities&gt;</text:span></text:p>
      <text:p text:style-name="P7"><text:span text:style-name="T6"><text:s text:c="24"/></text:span><text:span text:style-name="T7">&lt;block&gt;</text:span><text:span text:style-name="T6"> </text:span><text:span text:style-name="T7">&lt;!-- наименование модели --&gt;</text:span></text:p>
      <text:p text:style-name="P7"><text:span text:style-name="T6"><text:s text:c="28"/></text:span><text:span text:style-name="T7">&lt;table&gt;</text:span><text:span text:style-name="T6">ign_siteblock</text:span><text:span text:style-name="T7">&lt;/table&gt;</text:span><text:span text:style-name="T6"> </text:span><text:span text:style-name="T7">&lt;!-- название таблицы к которой будет "привязана" модель --&gt;</text:span></text:p>
      <text:p text:style-name="P7"><text:span text:style-name="T6"><text:s text:c="24"/></text:span><text:span text:style-name="T7">&lt;/block&gt;</text:span></text:p>
      <text:p text:style-name="P7"><text:span text:style-name="T6"><text:s text:c="20"/></text:span><text:span text:style-name="T7">&lt;/entities&gt;</text:span></text:p>
      <text:p text:style-name="P7"><text:span text:style-name="T6"><text:s text:c="16"/></text:span><text:span text:style-name="T7">&lt;/siteblocks_resource&gt;</text:span></text:p>
      <text:p text:style-name="P7"><text:span text:style-name="T6"><text:s text:c="12"/></text:span><text:span text:style-name="T7">&lt;/models&gt;</text:span></text:p>
      <text:p text:style-name="P7"><text:span text:style-name="T6"><text:s text:c="12"/></text:span><text:span text:style-name="T7">&lt;resources&gt;</text:span></text:p>
      <text:p text:style-name="P7"><text:span text:style-name="T6"><text:s text:c="16"/></text:span><text:span text:style-name="T7">&lt;siteblocks_setup&gt;</text:span><text:span text:style-name="T6"> </text:span><text:span text:style-name="T7">&lt;!-- именно в папку с таким названием нужно складывать install и upgrade скрипты --&gt;</text:span></text:p>
      <text:p text:style-name="P7"><text:span text:style-name="T6"><text:s text:c="20"/></text:span><text:span text:style-name="T7">&lt;setup&gt;</text:span></text:p>
      <text:p text:style-name="P7"><text:span text:style-name="T6"><text:s text:c="24"/></text:span><text:span text:style-name="T7">&lt;module&gt;</text:span><text:span text:style-name="T6">IGN_Siteblocks</text:span><text:span text:style-name="T7">&lt;/module&gt;</text:span></text:p>
      <text:p text:style-name="P7"><text:span text:style-name="T6"><text:s text:c="20"/></text:span><text:span text:style-name="T7">&lt;/setup&gt;</text:span></text:p>
      <text:p text:style-name="P7"><text:span text:style-name="T6"><text:s text:c="16"/></text:span><text:span text:style-name="T7">&lt;/siteblocks_setup&gt;</text:span></text:p>
      <text:p text:style-name="P7"><text:span text:style-name="T6"><text:s text:c="12"/></text:span><text:span text:style-name="T7">&lt;/resources&gt;</text:span></text:p>
      <text:p text:style-name="P7"><text:span text:style-name="T6"><text:s text:c="8"/></text:span><text:span text:style-name="T7">&lt;/global&gt;</text:span></text:p>
      <text:p text:style-name="P7"><text:span text:style-name="T6"><text:s text:c="4"/></text:span><text:span text:style-name="T7">&lt;/config&gt;</text:span></text:p>
      <text:p text:style-name="P12"><text:s text:c="4"/></text:p>
      <text:p text:style-name="P8"/>
      <text:p text:style-name="P14"><text:span text:style-name="T1"><text:line-break/>Важно определиться с названием префикса (не знаю какой термин тут подойдет лучше). Я </text:span><text:soft-page-break/><text:span text:style-name="T1">выбрал siteblocks. Это произвольное название и как правило формируется из неймспейса и имя модуля или только имени модуля. Ну или для запутывания разработчиков, можно выбрать совершенно произвольную строку, заранее прикупив оберег от проклятий.<text:line-break/><text:line-break/>Выбирайте четко и желательно без использования заглавных символов. Одна опечатка, и будете долго копаться, искать проблему. Название модели и привязка к таблице. Имя модели соответствует названию файла модели. Название таблицы в базе произвольное. В моем случае что бы обратиться к модели, нужно написать так:</text:span></text:p>
      <text:p text:style-name="P7"><text:span text:style-name="T6">Mage::getModel(</text:span><text:span text:style-name="T7">'siteblocks/block'</text:span><text:span text:style-name="T6">);</text:span></text:p>
      <text:p text:style-name="P5"><text:line-break/>Теперь можно добавлять модели. Создадим модель Block. Для каждой, привязанной к таблице, модели нужно создавать 3 файла: модель, ресурсная модель, модель коллекции. Модель абстрагируется от работы с базой, ресурсные модели находятся уровнем ниже. Там мы реализуем логику фильтрации, сортировки, обработки данных до их сохранения и после загрузки из базы.<text:line-break/>Код модели Block.php:</text:p>
      <text:p text:style-name="P15"><text:span text:style-name="hljs-keyword"/></text:p>
      <text:p text:style-name="HTML_20_Preformatted"><text:span text:style-name="hljs-keyword">class</text:span><text:span text:style-name="hljs-class"> </text:span><text:span text:style-name="hljs-title">IGN_Siteblocks_Model_Block</text:span><text:span text:style-name="hljs-class"> </text:span><text:span text:style-name="hljs-keyword">extends</text:span><text:span text:style-name="hljs-class"> </text:span><text:span text:style-name="hljs-title">Mage_Core_Model_Abstract</text:span><text:span text:style-name="hljs-class"> </text:span><text:span text:style-name="HTML_20_Code">{</text:span></text:p>
      <text:p text:style-name="HTML_20_Preformatted"><text:span text:style-name="HTML_20_Code"/></text:p>
      <text:p text:style-name="HTML_20_Preformatted"><text:span text:style-name="HTML_20_Code"><text:s text:c="4"/></text:span><text:span text:style-name="hljs-keyword">public</text:span><text:span text:style-name="HTML_20_Code"> </text:span><text:span text:style-name="hljs-keyword">function</text:span><text:span text:style-name="hljs-function"> </text:span><text:span text:style-name="hljs-title">_construct</text:span><text:span text:style-name="hljs-params">()</text:span></text:p>
      <text:p text:style-name="HTML_20_Preformatted"><text:span text:style-name="hljs-function"><text:s text:c="4"/></text:span><text:span text:style-name="HTML_20_Code">{</text:span></text:p>
      <text:p text:style-name="HTML_20_Preformatted"><text:span text:style-name="HTML_20_Code"><text:s text:c="8"/></text:span><text:span text:style-name="hljs-keyword">parent</text:span><text:span text:style-name="HTML_20_Code">::_construct();</text:span></text:p>
      <text:p text:style-name="HTML_20_Preformatted"><text:span text:style-name="HTML_20_Code"><text:s text:c="8"/>$this-&gt;_init(</text:span><text:span text:style-name="hljs-string">'siteblocks/block'</text:span><text:span text:style-name="HTML_20_Code">); </text:span><text:span text:style-name="hljs-comment">//Все в соотвествии с указанными в config.xml параметрами</text:span></text:p>
      <text:p text:style-name="HTML_20_Preformatted"><text:span text:style-name="HTML_20_Code"><text:s text:c="4"/>}</text:span></text:p>
      <text:p text:style-name="P17"><text:span text:style-name="HTML_20_Code"><text:s text:c="4"/>}</text:span></text:p>
      <text:p text:style-name="P15"/>
      <text:p text:style-name="HTML_20_Preformatted"><text:span text:style-name="hljs-keyword">class</text:span><text:span text:style-name="hljs-class"> </text:span><text:span text:style-name="hljs-title">IGN_Siteblocks_Model_Resource_Block</text:span><text:span text:style-name="hljs-class"> </text:span><text:span text:style-name="hljs-keyword">extends</text:span><text:span text:style-name="hljs-class"> </text:span></text:p>
      <text:p text:style-name="HTML_20_Preformatted"><text:span text:style-name="hljs-title">Mage_Core_Model_Resource_Db_Abstract</text:span><text:span text:style-name="hljs-class"> </text:span><text:span text:style-name="HTML_20_Code">{</text:span></text:p>
      <text:p text:style-name="HTML_20_Preformatted"><text:span text:style-name="HTML_20_Code"/></text:p>
      <text:p text:style-name="HTML_20_Preformatted"><text:span text:style-name="HTML_20_Code"><text:s text:c="4"/></text:span><text:span text:style-name="hljs-keyword">public</text:span><text:span text:style-name="HTML_20_Code"> </text:span><text:span text:style-name="hljs-keyword">function</text:span><text:span text:style-name="hljs-function"> </text:span><text:span text:style-name="hljs-title">_construct</text:span><text:span text:style-name="hljs-params">()</text:span></text:p>
      <text:p text:style-name="HTML_20_Preformatted"><text:span text:style-name="hljs-function"><text:s text:c="4"/></text:span><text:span text:style-name="HTML_20_Code">{</text:span></text:p>
      <text:p text:style-name="HTML_20_Preformatted"><text:span text:style-name="HTML_20_Code"><text:s text:c="8"/>$this-&gt;_init(</text:span><text:span text:style-name="hljs-string">'siteblocks/block'</text:span><text:span text:style-name="HTML_20_Code">,</text:span><text:span text:style-name="hljs-string">'block_id'</text:span><text:span text:style-name="HTML_20_Code">); </text:span><text:span text:style-name="hljs-comment">//block_id это наш PRIMARY KEY в таблице, по умолчанию entity_id</text:span></text:p>
      <text:p text:style-name="HTML_20_Preformatted"><text:span text:style-name="HTML_20_Code"><text:s text:c="4"/>}</text:span></text:p>
      <text:p text:style-name="HTML_20_Preformatted"><text:span text:style-name="HTML_20_Code"><text:s text:c="4"/>}</text:span></text:p>
      <text:p text:style-name="P15">-------------------------------------------------------------------------</text:p>
      <text:p text:style-name="P15"><text:span text:style-name="HTML_20_Code"/></text:p>
      <text:p text:style-name="HTML_20_Preformatted"><text:span text:style-name="hljs-keyword">class</text:span><text:span text:style-name="hljs-class"> </text:span><text:span text:style-name="hljs-title">IGN_Siteblocks_Model_Resource_Block_Collection</text:span><text:span text:style-name="hljs-class"> </text:span><text:span text:style-name="hljs-keyword">extends</text:span><text:span text:style-name="hljs-class"> </text:span><text:span text:style-name="hljs-title">Mage_Core_Model_Resource_Db_Collection_Abstract</text:span><text:span text:style-name="hljs-class"> </text:span><text:span text:style-name="HTML_20_Code">{</text:span></text:p>
      <text:p text:style-name="HTML_20_Preformatted"><text:span text:style-name="HTML_20_Code"/></text:p>
      <text:p text:style-name="HTML_20_Preformatted"><text:span text:style-name="HTML_20_Code"><text:s text:c="4"/></text:span><text:span text:style-name="hljs-keyword">public</text:span><text:span text:style-name="HTML_20_Code"> </text:span><text:span text:style-name="hljs-keyword">function</text:span><text:span text:style-name="hljs-function"> </text:span><text:span text:style-name="hljs-title">_construct</text:span><text:span text:style-name="hljs-params">()</text:span></text:p>
      <text:p text:style-name="HTML_20_Preformatted"><text:span text:style-name="hljs-function"><text:s text:c="4"/></text:span><text:span text:style-name="HTML_20_Code">{</text:span></text:p>
      <text:p text:style-name="HTML_20_Preformatted"><text:span text:style-name="HTML_20_Code"><text:s text:c="8"/></text:span><text:span text:style-name="hljs-keyword">parent</text:span><text:span text:style-name="HTML_20_Code">::_construct();</text:span></text:p>
      <text:p text:style-name="HTML_20_Preformatted"><text:span text:style-name="HTML_20_Code"><text:s text:c="8"/>$this-&gt;_init(</text:span><text:span text:style-name="hljs-string">'siteblocks/block'</text:span><text:span text:style-name="HTML_20_Code">);</text:span></text:p>
      <text:p text:style-name="HTML_20_Preformatted"><text:span text:style-name="HTML_20_Code"><text:s text:c="4"/>}</text:span></text:p>
      <text:p text:style-name="HTML_20_Preformatted"><text:span text:style-name="HTML_20_Code"><text:s text:c="4"/>}</text:span></text:p>
      <text:p text:style-name="HTML_20_Preformatted"><text:span text:style-name="HTML_20_Code">Вместо </text:span><text:span text:style-name="HTML_20_Code"><text:span text:style-name="T8">Block </text:span></text:span><text:span text:style-name="HTML_20_Code">может быть любое другое имя</text:span></text:p>
      <text:p text:style-name="HTML_20_Preformatted">Наши классы пусты, но они уже реализуют необходимый минимум функционала по наследованию.<text:line-break/>Добавлять в них код будем по необходимости. А если мы хотим добавить еще моделей, то добавляем еще одну привязку модели к таблице и новых 3 файла. Можно сколько угодно добавлять моделей, не привязанных к таблице (просто для реализации какого-то функционала), то просто добавляем новый файл, наследоваться от <text:span text:style-name="T15">Mage_Core_Model_Abstract </text:span>не обязательно.<text:line-break/><text:line-break/><text:soft-page-break/>Не забываем создать инсталяционный скрипт, который будет создавать таблицу для нашей модели.</text:p>
      <text:p text:style-name="HTML_20_Preformatted">Если вы уже пробовали зайти в админку, при установленом модуле, когда еще не было инсталяционного скрипта. Скорее всего ваш инсталл скрипт больше никогда не запустится. В этом случае необходимо найти и удалить запись siteblocks_setup из таблицы core_resource в базе магазина.<text:line-break/><text:line-break/>При апгрейде версии модуля. Мы указываем новую версию в <text:span text:style-name="T15">config.xml</text:span>, например: <text:span text:style-name="T15">1.0.1</text:span>. И создаем апгрейд скрипт: <text:span text:style-name="T15">upgrade-1.0.0-1.0.1.php</text:span>. И в таком же духе при последующих апгрейдах.</text:p>
      <text:p text:style-name="P15"><text:span text:style-name="HTML_20_Code"/></text:p>
      <text:p text:style-name="P1"/>
      <text:p text:style-name="Standard"/>
      <text:p text:style-name="P2">Хелперы</text:p>
      <text:p text:style-name="P2">Классы хелперов в Magento используются как дополнительные классы. В них стоит реализовывать стороннюю логику, которая не вписывается в функционал моделей, блоков или контроллеров. Но модуль нуждается как минимум в одном классе хелпера Data.php.<text:line-break/><text:line-break/>Этот хелпер используется по-умолчанию для перевода текста (лейблов, пунктов меню и тд) и другой логики.<text:line-break/><text:line-break/>В хелпере рекомендуется декларировать методы чтения настроек из конфига. Хелперы должны наследоваться от класса <text:span text:style-name="T12">Mage_Core_Helper_Abstract</text:span>.</text:p>
      <text:p text:style-name="P3">app/code/loca/IGN/Siteblocks/Helper/Data.php</text:p>
      <text:p text:style-name="Preformatted_20_Text"><text:span text:style-name="Source_20_Text">&lt;?php</text:span></text:p>
      <text:p text:style-name="Preformatted_20_Text"><text:span text:style-name="Source_20_Text">class IGN_Siteblocks_Helper_Data extends Mage_Core_Helper_Abstract {</text:span></text:p>
      <text:p text:style-name="Preformatted_20_Text"/>
      <text:p text:style-name="Preformatted_20_Text"><text:span text:style-name="Source_20_Text">}</text:span></text:p>
      <text:p text:style-name="P13"/>
      <text:p text:style-name="Text_20_body"><text:line-break/>Для переводов текста в хелпере существует метод __(), а его применение выглядит так:</text:p>
      <text:p text:style-name="Preformatted_20_Text"><text:span text:style-name="Source_20_Text">echo Mage::helper('siteblocks')-&gt;__('Some text')</text:span></text:p>
      <text:p text:style-name="Text_20_body"><text:line-break/>Файлы переводов мы декларируем в config.xml.</text:p>
      <text:p text:style-name="Text_20_body">А файл IGN_Siteblocks.csv создаем в папке app/locale/en_US/. Содержимое вида: <text:span text:style-name="T14">«Some text»,«Some text»</text:span>.<text:line-break/><text:line-break/>Стараемся выводить текст с использованием своего хелпера и в таком случае, упрощается локализация модуля на разные языки.<text:line-break/><text:line-break/><text:soft-page-break/>Достаточно скопировать файл переводов в соответствующую локаль и перевести второй столбец и нет необходимости копаться в коде.</text:p>
      <text:p text:style-name="P21">С директорий Block controllers Helper можно дедать доступ к хелперу через $this-&gt;</text:p>
      <text:p text:style-name="P21"/>
      <text:p text:style-name="P22">var -R 0777</text:p>
      <text:p text:style-name="P22">media -R 0777</text:p>
      <text:p text:style-name="P22">app/etc 0777</text:p>
      <text:p text:style-name="P22">pub/media -R 0777</text:p>
      <text:p text:style-name="P22">pub/static -R 07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js-meta" style:family="text" style:parent-style-name="Default_20_Paragraph_20_Font"/>
    <style:style style:name="hljs-tag" style:family="text" style:parent-style-name="Default_20_Paragraph_20_Font"/>
    <style:style style:name="hljs-nam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ag" style:family="text" style:parent-style-name="Default_20_Paragraph_20_Font"/>
    <style:style style:name="title" style:family="text" style:parent-style-name="Default_20_Paragraph_20_Font"/>
    <style:style style:name="hljs-comment" style:family="text" style:parent-style-name="Default_20_Paragraph_20_Font"/>
    <style:style style:name="hljs-string" style:family="text" style:parent-style-name="Default_20_Paragraph_20_Font"/>
    <style:style style:name="hljs-class" style:family="text" style:parent-style-name="Default_20_Paragraph_20_Font"/>
    <style:style style:name="hljs-keyword" style:family="text" style:parent-style-name="Default_20_Paragraph_20_Font"/>
    <style:style style:name="hljs-title" style:family="text" style:parent-style-name="Default_20_Paragraph_20_Font"/>
    <style:style style:name="hljs-function" style:family="text" style:parent-style-name="Default_20_Paragraph_20_Font"/>
    <style:style style:name="hljs-params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ks</meta:initial-creator>
    <meta:editing-cycles>6</meta:editing-cycles>
    <meta:creation-date>2017-03-13T12:30:00</meta:creation-date>
    <dc:date>2017-03-17T20:13:05.365593842</dc:date>
    <meta:editing-duration>PT20H5M28S</meta:editing-duration>
    <meta:generator>LibreOffice/5.1.6.2$Linux_X86_64 LibreOffice_project/10m0$Build-2</meta:generator>
    <meta:document-statistic meta:table-count="0" meta:image-count="0" meta:object-count="0" meta:page-count="7" meta:paragraph-count="137" meta:word-count="1050" meta:character-count="9479" meta:non-whitespace-character-count="782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